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m Murray</text:p>
      <text:p text:style-name="Standard">netid: tmurray5</text:p>
      <text:p text:style-name="Standard"/>
      <text:p text:style-name="P1">How I Tested</text:p>
      <text:p text:style-name="P2"/>
      <text:p text:style-name="P3"><text:tab/>I believe my cache will run the test code properly because I am confident in my testing strategy. <text:s/>To test my writes for my cache I took the test code from the read checkpoint and modified to test for writes. <text:s/>I tested all three of the major scenarios. <text:s/>My test code tested a write miss, a write hit, and a eviction of a dirty line. <text:s/>After doing my write test code I went back and retested the read test code to ensure that none of the added logic affected my reads.</text:p>
      <text:p text:style-name="P3"><text:tab/>After passing my test code I moved on to the given write test code. <text:s/>I traced through most of the program and followed the writes. <text:s/>My data appears stable and my cache appears to be working as it should.</text:p>
      <text:p text:style-name="P3">------------------------------------------------------TEST_CODE-----------------------------------------------------</text:p>
      <text:p text:style-name="P4">ORIGIN 0</text:p>
      <text:p text:style-name="P4">SEGMENT 0 CODE:</text:p>
      <text:p text:style-name="P4"><text:tab/>LDR R1, R0, l1p<text:tab/><text:tab/><text:tab/><text:tab/>;0x0020</text:p>
      <text:p text:style-name="P4"><text:tab/>LDR R2, R0, l2p<text:tab/><text:tab/><text:tab/><text:tab/>;0x00A0</text:p>
      <text:p text:style-name="P4"><text:tab/>LDR R3, R0, l3p<text:tab/><text:tab/><text:tab/><text:tab/>;0x0120</text:p>
      <text:p text:style-name="P4"><text:tab/>LDR R7, R0, VALUE<text:tab/><text:tab/><text:tab/><text:tab/>;0xABCD</text:p>
      <text:p text:style-name="P4"><text:tab/></text:p>
      <text:p text:style-name="P4"><text:tab/>LDR R4, R1, 0 ; cache miss, loads line1<text:tab/><text:tab/>;0x1111</text:p>
      <text:p text:style-name="P4"><text:tab/>STR R7, R2, 2 ; cache miss, loads line2</text:p>
      <text:p text:style-name="P4"><text:tab/>STB R7, R1, 2 ; cache hit, <text:s/>sets line2 as LRU</text:p>
      <text:p text:style-name="P4"><text:tab/>LDR R7, R3, 0 ; cache miss, evicts line2, loads line3<text:tab/>;0x3333</text:p>
      <text:p text:style-name="P4"><text:tab/>LDR R0, R1, 0 ; cache hit, <text:s/>sets line3 as LRU<text:tab/>;0x11CD</text:p>
      <text:p text:style-name="P4"><text:tab/>LDR R1, R3, 0 ; cache hit, <text:s/>sets line1 as LRU<text:tab/>;0x3333</text:p>
      <text:p text:style-name="P4"><text:tab/>LDR R2, R2, 0 ; cache miss, evicts line1, loads line2<text:tab/>;0xABCD</text:p>
      <text:p text:style-name="P4">inf:</text:p>
      <text:p text:style-name="P4"><text:tab/>BRnzp inf</text:p>
      <text:p text:style-name="P4"></text:p>
      <text:p text:style-name="P4">l1p:<text:tab/>DATA2 line1</text:p>
      <text:p text:style-name="P4">l2p:<text:tab/>DATA2 line2</text:p>
      <text:p text:style-name="P4">l3p:<text:tab/>DATA2 line3</text:p>
      <text:p text:style-name="P4">VALUE:<text:tab/>DATA2 4xABCD</text:p>
      <text:p text:style-name="P4"></text:p>
      <text:p text:style-name="P4">SEGMENT 32 line1:</text:p>
      <text:p text:style-name="P4">X:<text:tab/>DATA2 4x1111</text:p>
      <text:p text:style-name="P4">NOP</text:p>
      <text:p text:style-name="P4">NOP</text:p>
      <text:p text:style-name="P4">NOP</text:p>
      <text:p text:style-name="P4">NOP</text:p>
      <text:p text:style-name="P4">NOP</text:p>
      <text:p text:style-name="P4">NOP</text:p>
      <text:p text:style-name="P4">NOP</text:p>
      <text:p text:style-name="P4"></text:p>
      <text:p text:style-name="P4"></text:p>
      <text:p text:style-name="P4">SEGMENT 128 line2:</text:p>
      <text:p text:style-name="P4">Y:<text:tab/>DATA2 4x2222</text:p>
      <text:p text:style-name="P4">NOP</text:p>
      <text:p text:style-name="P4">NOP</text:p>
      <text:p text:style-name="P4">NOP</text:p>
      <text:p text:style-name="P4">NOP</text:p>
      <text:p text:style-name="P4">NOP</text:p>
      <text:p text:style-name="P4">NOP</text:p>
      <text:p text:style-name="P4">NOP</text:p>
      <text:p text:style-name="P4"></text:p>
      <text:p text:style-name="P4">SEGMENT 128 line3:</text:p>
      <text:p text:style-name="P4">Z:<text:tab/>DATA2 4x3333</text:p>
      <text:p text:style-name="P4">NOP</text:p>
      <text:p text:style-name="P4">NOP</text:p>
      <text:p text:style-name="P4">NOP</text:p>
      <text:p text:style-name="P4">NOP</text:p>
      <text:p text:style-name="P4">NOP</text:p>
      <text:p text:style-name="P4">NOP</text:p>
      <text:p text:style-name="P4">NOP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17T15:10:11</meta:creation-date>
    <dc:date>2010-10-08T16:16:28</dc:date>
    <meta:editing-duration>PT00H30M00S</meta:editing-duration>
    <meta:editing-cycles>9</meta:editing-cycles>
    <meta:generator>OpenOffice.org/3.2$Unix OpenOffice.org_project/320m18$Build-9502</meta:generator>
    <meta:print-date>2010-10-08T16:15:36</meta:print-date>
    <meta:document-statistic meta:table-count="0" meta:image-count="0" meta:object-count="0" meta:page-count="1" meta:paragraph-count="58" meta:word-count="296" meta:character-count="1619"/>
  </office:meta>
</office:document-meta>
</file>